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8689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84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pache-bench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$ ab -n 1 -c 1 -t 60 <text:a xlink:href="http://test-wordpress.com:32165/" xlink:type="simple">http://test-wordpress.com:32165/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Number of </text:p>
            <text:p>Requests</text:p>
          </table:table-cell>
          <table:table-cell table:style-name="ce2" office:value-type="string" calcext:value-type="string">
            <text:p>Concurrent </text:p>
            <text:p>Requests</text:p>
          </table:table-cell>
          <table:table-cell table:style-name="ce2" office:value-type="string" calcext:value-type="string">
            <text:p>Time (s) for </text:p>
            <text:p>90% requests</text:p>
          </table:table-cell>
          <table:table-cell table:style-name="ce2" office:value-type="string" calcext:value-type="string">
            <text:p>Failed </text:p>
            <text:p>Requests</text:p>
          </table:table-cell>
          <table:table-cell table:style-name="ce2" office:value-type="string" calcext:value-type="string">
            <text:p>Observations/com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$ kubectl set resources deploy wordpress --requests=cpu=50m,memory=100Mi –limits=cpu=200m,memory=300Mi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$ kubectl autoscale --min 1 --max 5 deploy wordpress --cpu-percent 50</text:p>
          </table:table-cell>
          <table:covered-table-cell table:number-columns-repeated="4" table:style-name="ce1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starting with 1 p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 pod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7T04:42:59.406149807</dc:date>
    <meta:editing-duration>PT4H26M51S</meta:editing-duration>
    <meta:editing-cycles>4</meta:editing-cycles>
    <meta:generator>LibreOffice/7.3.7.2$Linux_X86_64 LibreOffice_project/30$Build-2</meta:generator>
    <meta:document-statistic meta:table-count="1" meta:cell-count="90" meta:object-count="0"/>
  </office:meta>
</office:document-meta>
</file>